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</office:automatic-styles>
  <office:body>
    <office:text text:use-soft-page-breaks="true">
      <text:p text:style-name="P1">Analyse de X</text:p>
      <text:p text:style-name="Textbody">NOM Prénom :</text:p>
      <text:h text:style-name="Heading1" text:outline-level="1">Le réseau social</text:h>
      <text:p text:style-name="Textbody">Date de création :</text:p>
      <text:p text:style-name="Textbody">Nom original (si différent) :</text:p>
      <text:p text:style-name="Textbody">Nombre d’utilisateurs :</text:p>
      <text:p text:style-name="Textbody">Pourcentage d’hommes et de femmes :</text:p>
      <text:p text:style-name="Textbody">Pourcentage d’usagers en France :</text:p>
      <text:h text:style-name="Heading1" text:outline-level="1">Profils d’audience en France</text:h>
      <text:p text:style-name="Textbody">Détailler ci-dessous le pourcentage d’usage pour chaque tranche d’âge :</text:p>
      <text:list text:style-name="LFO3" text:continue-numbering="true">
        <text:list-item>
          <text:p text:style-name="P2"/>
        </text:list-item>
        <text:list-item>
          <text:p text:style-name="P3"/>
        </text:list-item>
        <text:list-item>
          <text:p text:style-name="P4"/>
        </text:list-item>
        <text:list-item>
          <text:p text:style-name="P5"/>
        </text:list-item>
        <text:list-item>
          <text:p text:style-name="P6"/>
        </text:list-item>
      </text:list>
      <text:p text:style-name="Textbody">Et pour chaque sexe :</text:p>
      <text:list text:style-name="LFO3" text:continue-numbering="true">
        <text:list-item>
          <text:p text:style-name="P7"/>
        </text:list-item>
        <text:list-item>
          <text:p text:style-name="P8"/>
        </text:list-item>
      </text:list>
      <text:p text:style-name="Textbody">Fréquences d’utilisation :</text:p>
      <text:list text:style-name="LFO3" text:continue-numbering="true">
        <text:list-item>
          <text:p text:style-name="P9"/>
        </text:list-item>
        <text:list-item>
          <text:p text:style-name="P10"/>
        </text:list-item>
        <text:list-item>
          <text:p text:style-name="P11"/>
        </text:list-item>
        <text:list-item>
          <text:p text:style-name="P12"/>
        </text:list-item>
        <text:list-item>
          <text:p text:style-name="P13"/>
        </text:list-item>
      </text:list>
      <text:p text:style-name="Textbody"/>
      <text:p text:style-name="Textbody"/>
      <text:p text:style-name="Textbody"/>
      <text:p text:style-name="Textbody"/>
      <text:p text:style-name="Textbody"/>
      <text:h text:style-name="Heading1" text:outline-level="1">Activité sur le réseau</text:h>
      <text:p text:style-name="Textbody">Principaux centres d’intérêts :</text:p>
      <text:list text:style-name="LFO3" text:continue-numbering="true">
        <text:list-item>
          <text:p text:style-name="P14"/>
        </text:list-item>
        <text:list-item>
          <text:p text:style-name="P15"/>
        </text:list-item>
        <text:list-item>
          <text:p text:style-name="P16"/>
        </text:list-item>
        <text:list-item>
          <text:p text:style-name="P17"/>
        </text:list-item>
        <text:list-item>
          <text:p text:style-name="P18"/>
        </text:list-item>
      </text:list>
      <text:p text:style-name="Textbody">Hashtags qui ont le plus marqué les Français :</text:p>
      <text:list text:style-name="LFO4" text:continue-numbering="true">
        <text:list-item>
          <text:p text:style-name="P19"/>
        </text:list-item>
        <text:list-item>
          <text:p text:style-name="P20"/>
        </text:list-item>
        <text:list-item>
          <text:p text:style-name="P21"/>
        </text:list-item>
        <text:list-item>
          <text:p text:style-name="P22"/>
        </text:list-item>
        <text:list-item>
          <text:p text:style-name="P23"/>
        </text:list-item>
      </text:list>
      <text:p text:style-name="Textbody">Comptes les plus suivis :</text:p>
      <text:list text:style-name="LFO4" text:continue-numbering="true">
        <text:list-item>
          <text:p text:style-name="P24"/>
        </text:list-item>
        <text:list-item>
          <text:p text:style-name="P25"/>
        </text:list-item>
        <text:list-item>
          <text:p text:style-name="P26"/>
        </text:list-item>
        <text:list-item>
          <text:p text:style-name="P27"/>
        </text:list-item>
        <text:list-item>
          <text:p text:style-name="P28"/>
        </text:list-item>
      </text:list>
      <text:h text:style-name="Heading1" text:outline-level="1">Chiffre d’affaires</text:h>
      <text:list text:style-name="LFO5" text:continue-numbering="true">
        <text:list-item>
          <text:p text:style-name="P29">2014 :</text:p>
        </text:list-item>
        <text:list-item>
          <text:p text:style-name="P30">2015 :</text:p>
        </text:list-item>
        <text:list-item>
          <text:p text:style-name="P31">2016 :</text:p>
        </text:list-item>
        <text:list-item>
          <text:p text:style-name="P32">2017 :</text:p>
        </text:list-item>
        <text:list-item>
          <text:p text:style-name="P33">2018 :</text:p>
        </text:list-item>
        <text:list-item>
          <text:p text:style-name="P34">2019 :</text:p>
        </text:list-item>
        <text:list-item>
          <text:p text:style-name="P35">2020 :</text:p>
        </text:list-item>
        <text:list-item>
          <text:p text:style-name="P36">2021 :</text:p>
        </text:list-item>
      </text:list>
      <text:p text:style-name="Textbody">Sur quels trimestres le résultat net du réseau social était négatif ?</text:p>
      <text:p text:style-name="Textbody"/>
      <text:h text:style-name="Heading1" text:outline-level="1">Sources de revenus</text:h>
      <text:p text:style-name="Textbody">(recherche internet – d’où proviennent les revenus de ce réseau social ?)</text:p>
      <text:p text:style-name="Textbody"/>
      <text:h text:style-name="Heading1" text:outline-level="1">Comment les utilisateurs « payent-ils » ?</text:h>
      <text:p text:style-name="Textbody">(recherche internet &amp; analyse – ce réseau social est gratuit : comment est-ce possible ? si les utilisateurs ne payent rien pourquoi est-ce que ce réseau social fait tout pour qu’ils soient le plus actifs possible dessus ?)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roid Sans" svg:font-family="Droid Sans" style:font-family-generic="swiss" svg:panose-1="2 11 6 4 2 2 2 2 2 4"/>
    <style:font-face style:name="Droid Sans Fallback" svg:font-family="Droid Sans Fallback" style:font-family-generic="system" style:font-pitch="variable" svg:panose-1="2 11 6 4 2 2 2 2 2 4"/>
    <style:font-face style:name="Droid Sans Devanagari" svg:font-family="Droid Sans Devanagari" style:font-family-generic="system" style:font-pitch="variable" svg:panose-1="2 11 6 4 2 2 2 2 2 4"/>
    <style:font-face style:name="Source Han Sans CN" svg:font-family="Source Han Sans CN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Droid Sans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Droid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Droid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Droid Sans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xime Chourré</meta:initial-creator>
    <dc:creator>Marc Biver</dc:creator>
    <meta:creation-date>2023-10-16T14:51:00Z</meta:creation-date>
    <dc:date>2024-03-24T22:46:00Z</dc:date>
    <meta:template xlink:href="Normal.dotm" xlink:type="simple"/>
    <meta:editing-cycles>8</meta:editing-cycles>
    <meta:editing-duration>PT2640S</meta:editing-duration>
    <meta:document-statistic meta:page-count="3" meta:paragraph-count="2" meta:word-count="149" meta:character-count="1002" meta:row-count="7" meta:non-whitespace-character-count="855"/>
  </office:meta>
</office:document-meta>
</file>